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6.814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font-name="Liberation Sans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ext-properties style:font-name="Liberation Sans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number-columns-repeated="2" table:default-cell-style-name="ce5"/>
        <table:table-column table:style-name="co4" table:number-columns-repeated="1020" table:default-cell-style-name="ce5"/>
        <table:table-row table:style-name="ro1">
          <table:table-cell table:style-name="ce1" office:value-type="string">
            <text:p>icon</text:p>
          </table:table-cell>
          <table:table-cell table:style-name="ce4" office:value-type="string">
            <text:p>comments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loca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hoc</text:p>
          </table:table-cell>
          <table:table-cell office:value-type="string">
            <text:p>Ad-hoc (peer-to-peer between 2 computers without an access point) wireless connection. <text:s/>Mainly used large in status popup, also small in Connect to Other Network dialog list view</text:p>
          </table:table-cell>
          <table:table-cell office:value-type="string">
            <text:p>no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office:value-type="string">
            <text:p>vpn</text:p>
          </table:table-cell>
          <table:table-cell office:value-type="string">
            <text:p>A VPN connection. <text:s/>To be used large in status popup, and small in connection lists</text:p>
          </table:table-cell>
          <table:table-cell office:value-type="string">
            <text:p>no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office:value-type="string">
            <text:p>encryption-none</text:p>
          </table:table-cell>
          <table:table-cell office:value-type="string">
            <text:p>Unencrypted connection. <text:s/>How about a bare bottom? (joke). Used small in status popup. <text:s/>Should form a progression with the other Encryption icons – perhaps red, bronze, silver, gold?</text:p>
          </table:table-cell>
          <table:table-cell office:value-type="string">
            <text:p>no</text:p>
          </table:table-cell>
          <table:table-cell office:value-type="string">
            <text:p>status</text:p>
          </table:table-cell>
          <table:table-cell table:number-columns-repeated="1020"/>
        </table:table-row>
        <table:table-row table:style-name="ro1">
          <table:table-cell office:value-type="string">
            <text:p>encryption-weak</text:p>
          </table:table-cell>
          <table:table-cell office:value-type="string">
            <text:p>Weakly encrypted connection</text:p>
          </table:table-cell>
          <table:table-cell office:value-type="string">
            <text:p>no</text:p>
          </table:table-cell>
          <table:table-cell office:value-type="string">
            <text:p>status</text:p>
          </table:table-cell>
          <table:table-cell table:number-columns-repeated="1020"/>
        </table:table-row>
        <table:table-row table:style-name="ro1">
          <table:table-cell office:value-type="string">
            <text:p>Encryption-medium</text:p>
          </table:table-cell>
          <table:table-cell office:value-type="string">
            <text:p>Connection with medium encryption</text:p>
          </table:table-cell>
          <table:table-cell office:value-type="string">
            <text:p>no</text:p>
          </table:table-cell>
          <table:table-cell office:value-type="string">
            <text:p>status</text:p>
          </table:table-cell>
          <table:table-cell table:number-columns-repeated="1020"/>
        </table:table-row>
        <table:table-row table:style-name="ro1">
          <table:table-cell office:value-type="string">
            <text:p>Encryption-strong</text:p>
          </table:table-cell>
          <table:table-cell office:value-type="string">
            <text:p>Connection with strong (best) encryption</text:p>
          </table:table-cell>
          <table:table-cell office:value-type="string">
            <text:p>no</text:p>
          </table:table-cell>
          <table:table-cell office:value-type="string">
            <text:p>status</text:p>
          </table:table-cell>
          <table:table-cell table:number-columns-repeated="1020"/>
        </table:table-row>
        <table:table-row table:style-name="ro1">
          <table:table-cell office:value-type="string">
            <text:p>defaultroute</text:p>
          </table:table-cell>
          <table:table-cell office:value-type="string">
            <text:p>Indicator that this active connection has the default route. <text:s/>Used as a small icon in the status popup. <text:s/>Currently I am reusing the favourite (heart) icon for this.</text:p>
          </table:table-cell>
          <table:table-cell office:value-type="string">
            <text:p>no</text:p>
          </table:table-cell>
          <table:table-cell office:value-type="string">
            <text:p>statu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e following icons will be mainly used in the system tray and therefore should be recognisable (and especially the difference between disconnected/connected variants) at 22px. <text:s/>They are also used large in the status popup</text:p>
          </table:table-cell>
          <table:table-cell table:number-columns-repeated="1023"/>
        </table:table-row>
        <table:table-row table:style-name="ro1">
          <table:table-cell office:value-type="string">
            <text:p>Network-wireless-disconnected</text:p>
          </table:table-cell>
          <table:table-cell office:value-type="string">
            <text:p>wireless</text:p>
          </table:table-cell>
          <table:table-cell table:number-columns-repeated="1022"/>
        </table:table-row>
        <table:table-row table:style-name="ro1">
          <table:table-cell office:value-type="string">
            <text:p>Network-wireless-connected</text:p>
          </table:table-cell>
          <table:table-cell office:value-type="string">
            <text:p>connected Wireless device, without signal indicator</text:p>
          </table:table-cell>
          <table:table-cell office:value-type="string">
            <text:p>no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office:value-type="string">
            <text:p>Network-wireless-connected-00</text:p>
          </table:table-cell>
          <table:table-cell office:value-type="string">
            <text:p>No signal connected Wireless device </text:p>
          </table:table-cell>
          <table:table-cell office:value-type="string">
            <text:p>no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office:value-type="string">
            <text:p>Network-wireless-connected-25</text:p>
          </table:table-cell>
          <table:table-cell office:value-type="string">
            <text:p>25% signal connected wireless device</text:p>
          </table:table-cell>
          <table:table-cell office:value-type="string">
            <text:p>no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office:value-type="string">
            <text:p>Network-wireless-connected-50</text:p>
          </table:table-cell>
          <table:table-cell office:value-type="string">
            <text:p>50% signal connected wireless device</text:p>
          </table:table-cell>
          <table:table-cell office:value-type="string">
            <text:p>no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office:value-type="string">
            <text:p>Network-wireless-connected-75</text:p>
          </table:table-cell>
          <table:table-cell office:value-type="string">
            <text:p>75% signal connected wireless device</text:p>
          </table:table-cell>
          <table:table-cell office:value-type="string">
            <text:p>no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office:value-type="string">
            <text:p>Network-wireless-connected-100</text:p>
          </table:table-cell>
          <table:table-cell office:value-type="string">
            <text:p>100% signal connected wireless device</text:p>
          </table:table-cell>
          <table:table-cell office:value-type="string">
            <text:p>no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office:value-type="string">
            <text:p>Network-wired-disconnected</text:p>
          </table:table-cell>
          <table:table-cell office:value-type="string">
            <text:p>Wired ethernet in disconnected state</text:p>
          </table:table-cell>
          <table:table-cell office:value-type="string">
            <text:p>no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office:value-type="string">
            <text:p>Network-wired-connected</text:p>
          </table:table-cell>
          <table:table-cell office:value-type="string">
            <text:p>Wired ethernet in connected state</text:p>
          </table:table-cell>
          <table:table-cell office:value-type="string">
            <text:p>no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office:value-type="string">
            <text:p>Network-wwan-disconnected</text:p>
          </table:table-cell>
          <table:table-cell office:value-type="string">
            <text:p>Cellular network via onboard hardware (builtin to laptop) in disconnected state. <text:s/>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office:value-type="string">
            <text:p>no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office:value-type="string">
            <text:p>Cellular' = 'Mobile broadband' = '3G' or whatever it is marketed as where you are...</text:p>
          </table:table-cell>
          <table:table-cell table:number-columns-repeated="1023"/>
        </table:table-row>
        <table:table-row table:style-name="ro1">
          <table:table-cell office:value-type="string">
            <text:p>Network-wwan-connected</text:p>
          </table:table-cell>
          <table:table-cell office:value-type="string">
            <text:p>Connected Cellular network, no signal indicator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office:value-type="string">
            <text:p>no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office:value-type="string">
            <text:p>Network-wwan-connected-00</text:p>
          </table:table-cell>
          <table:table-cell office:value-type="string">
            <text:p>No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office:value-type="string">
            <text:p>no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office:value-type="string">
            <text:p>Network-wwan-connected-25</text:p>
          </table:table-cell>
          <table:table-cell office:value-type="string">
            <text:p>25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office:value-type="string">
            <text:p>no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office:value-type="string">
            <text:p>Network-wwan-connected-50</text:p>
          </table:table-cell>
          <table:table-cell office:value-type="string">
            <text:p>50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office:value-type="string">
            <text:p>no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office:value-type="string">
            <text:p>Network-wwan-connected-75</text:p>
          </table:table-cell>
          <table:table-cell office:value-type="string">
            <text:p>75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office:value-type="string">
            <text:p>no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office:value-type="string">
            <text:p>Network-wwan-connected-100</text:p>
          </table:table-cell>
          <table:table-cell office:value-type="string">
            <text:p>100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office:value-type="string">
            <text:p>no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office:value-type="string">
            <text:p>Network-dsl-disconnected</text:p>
          </table:table-cell>
          <table:table-cell office:value-type="string">
            <text:p>DSL modem network, disconnected</text:p>
          </table:table-cell>
          <table:table-cell office:value-type="string">
            <text:p>no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office:value-type="string">
            <text:p>Network-dsl-connected</text:p>
          </table:table-cell>
          <table:table-cell office:value-type="string">
            <text:p>DSL modem network, connected</text:p>
          </table:table-cell>
          <table:table-cell office:value-type="string">
            <text:p>no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>
            <text:p>The following icon is only an 8px emblem that is overlaid onto the tray icon for the main connection, which will be one of the above network-*-connected icons</text:p>
          </table:table-cell>
          <table:table-cell table:style-name="Default" table:number-columns-repeated="1023"/>
        </table:table-row>
        <table:table-row table:style-name="ro1">
          <table:table-cell office:value-type="string">
            <text:p>Vpn-connection</text:p>
          </table:table-cell>
          <table:table-cell office:value-type="string">
            <text:p>active vpn overlay, shown on top of the network- icon when a VPN connection is up</text:p>
          </table:table-cell>
          <table:table-cell office:value-type="string">
            <text:p>no</text:p>
          </table:table-cell>
          <table:table-cell office:value-type="string">
            <text:p>emblems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5">15/09/2009</text:date>, <text:time>09:13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7T19:58:50</meta:creation-date>
    <dc:date>2009-09-15T09:13:52</dc:date>
    <meta:editing-duration>PT00H23M35S</meta:editing-duration>
    <meta:editing-cycles>2</meta:editing-cycles>
    <meta:generator>OpenOffice.org/3.1$Linux OpenOffice.org_project/310m21$Build-9319</meta:generator>
    <meta:document-statistic meta:table-count="3" meta:cell-count="109" meta:object-count="0"/>
  </office:meta>
</office:document-meta>
</file>